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808080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svg:stroke-color="#ffff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draw:marker-start-width="0.358cm" draw:marker-end-width="0.358cm" draw:fill-color="#ffd320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draw:marker-start-width="0.358cm" draw:marker-end-width="0.358cm" draw:fill-color="#000000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808080" draw:marker-start-width="0.279cm" draw:marker-end-width="0.279cm" draw:fill="solid" draw:fill-color="#4c4c4c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1.641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line-height="63%" fo:text-align="center"/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950e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2.05cm" svg:height="3.064cm" svg:x="1.01cm" svg:y="0.845cm" svg:viewBox="0 0 2051 3065" svg:d="m403 0c185 0 1014 0 1199 0 143 0 216 433 216 582 0 300 329 2483 205 2483-368 0-1620-11-1990-11-123 0 135-2152 135-2451s43-603 235-603z">
          <text:p/>
        </draw:path>
        <draw:line draw:style-name="gr2" draw:text-style-name="P1" draw:layer="layout" svg:x1="1.23cm" svg:y1="1.38cm" svg:x2="2.77cm" svg:y2="1.38cm">
          <text:p/>
        </draw:line>
        <draw:path draw:style-name="gr3" draw:text-style-name="P1" draw:layer="layout" svg:width="1.359cm" svg:height="0.612cm" svg:x="1.32cm" svg:y="0.232cm" svg:viewBox="0 0 1360 613" svg:d="m0 613c0-204 490-613 550-613s210 0 250 0c49-13 560 409 560 613z">
          <text:p/>
        </draw:path>
        <draw:path draw:style-name="gr4" draw:text-style-name="P1" draw:layer="layout" svg:width="0.379cm" svg:height="0.122cm" svg:x="1.809cm" svg:y="0.11cm" svg:viewBox="0 0 380 123" svg:d="m61 123c-11-16-90-123-50-123s320 0 360 0c30 0-20 82-50 123-70 0-260 0-260 0z">
          <text:p/>
        </draw:path>
        <draw:path draw:style-name="gr5" draw:text-style-name="P1" draw:layer="layout" svg:width="1.16cm" svg:height="2.84cm" svg:x="2.76cm" svg:y="0.649cm" svg:viewBox="0 0 1161 2841" svg:d="m290 2841c500-860 790-1840 850-2140 70-380-20-660-460-700-300-20-550 230-680 380l60 260c110-130 380-520 640-500 230 30 350 130 290 520-70 260-300 820-750 1650z">
          <text:p/>
        </draw:path>
        <draw:path draw:style-name="gr5" draw:text-style-name="P1" draw:layer="layout" svg:width="0.969cm" svg:height="2.859cm" svg:x="0.11cm" svg:y="0.85cm" svg:viewBox="0 0 970 2860" svg:d="m0 760c10-385 239-764 580-760 780 10 180 900 0 1490-190 650-162 990 60 990s293-547 320-610l-60 820c-120 150-228 173-360 170-460-9-323-744-120-1400 203-611 610-1259 190-1250-230 0-450 195-460 580z">
          <text:p/>
        </draw:path>
        <draw:frame draw:style-name="gr6" draw:text-style-name="P2" draw:layer="layout" svg:width="0.5cm" svg:height="2.08cm" svg:x="1.75cm" svg:y="1.64cm">
          <draw:text-box>
            <text:p text:style-name="P2"><text:span text:style-name="T1">M</text:span></text:p>
            <text:p text:style-name="P2"><text:span text:style-name="T1">V</text:span></text:p>
            <text:p text:style-name="P2"><text:span text:style-name="T1">V</text:span></text:p>
            <text:p text:style-name="P2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SHIMOTO Keisuke</meta:initial-creator>
    <meta:creation-date>2014-01-26T06:06:19.33</meta:creation-date>
    <dc:date>2014-01-26T08:38:53.34</dc:date>
    <dc:creator>NISHIMOTO Keisuke</dc:creator>
    <meta:editing-duration>PT1H58M18S</meta:editing-duration>
    <meta:editing-cycles>13</meta:editing-cycles>
    <meta:generator>OpenOffice/4.0.1$Win32 OpenOffice.org_project/401m5$Build-9714</meta:generator>
    <meta:document-statistic meta:object-count="7"/>
  </office:meta>
</office:document-meta>
</file>